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8.696cm"/>
    </style:style>
    <style:style style:name="co4" style:family="table-column">
      <style:table-column-properties fo:break-before="auto" style:column-width="9.53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3.027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 style:data-style-name="N7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 style:data-style-name="N78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78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Chat Application Progress Sheet – B80</text:p>
          </table:table-cell>
          <table:covered-table-cell table:style-name="ce6"/>
          <table:covered-table-cell table:style-name="ce11"/>
          <table:covered-table-cell table:style-name="ce6"/>
          <table:table-cell table:number-columns-repeated="2"/>
        </table:table-row>
        <table:table-row table:style-name="ro3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 Assigned </text:p>
          </table:table-cell>
          <table:table-cell table:style-name="ce2" office:value-type="string" calcext:value-type="string">
            <text:p>Status</text:p>
          </table:table-cell>
          <table:table-cell table:number-columns-repeated="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-04-2016</text:p>
          </table:table-cell>
          <table:table-cell office:value-type="string" calcext:value-type="string">
            <text:p>Prepare the requirements for the applicaton.</text:p>
          </table:table-cell>
          <table:table-cell office:value-type="string" calcext:value-type="string">
            <text:p>Submitted the requirement document an hour late as per the schedule.</text:p>
          </table:table-cell>
          <table:table-cell table:number-columns-repeated="2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21-04-2016</text:p>
          </table:table-cell>
          <table:table-cell office:value-type="string" calcext:value-type="string">
            <text:p>1.Preare the High level design document. 2.Modify the requirement document with minor changes. </text:p>
            <text:p>3. Complete the individual tasks assigned to each member in the group.</text:p>
          </table:table-cell>
          <table:table-cell office:value-type="string" calcext:value-type="string">
            <text:p>1. The HDL was done and document preparation was in progress, will be submitted  Tomorrow , 22-04-2016. </text:p>
            <text:p>2. Modified the SRS document and submitted Today.</text:p>
            <text:p>3. In Progress, Python learning was in progress, Two way chat program was completed.</text:p>
          </table:table-cell>
          <table:table-cell table:number-columns-repeated="2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22-04-2016</text:p>
          </table:table-cell>
          <table:table-cell office:value-type="string" calcext:value-type="string">
            <text:p>1.Modify the requirement document with minor changes.</text:p>
            <text:p>2.Prepare and send the HLD document.</text:p>
          </table:table-cell>
          <table:table-cell office:value-type="string" calcext:value-type="string">
            <text:p>1. Modified the SRS document and submitted Today.</text:p>
            <text:p/>
            <text:p>2. Completed the HLD document and submitted.</text:p>
          </table:table-cell>
          <table:table-cell table:number-columns-repeated="2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25-04-2015</text:p>
          </table:table-cell>
          <table:table-cell office:value-type="string" calcext:value-type="string">
            <text:p>1.Finalise the requirement document.</text:p>
            <text:p>2.Modify and send the HLD document.</text:p>
          </table:table-cell>
          <table:table-cell office:value-type="string" calcext:value-type="string">
            <text:p>1. Modified and finalised the SRS document and submitted.</text:p>
            <text:p>2. Updated the HLD document and submitted.</text:p>
          </table:table-cell>
          <table:table-cell table:number-columns-repeated="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26-04-2014</text:p>
          </table:table-cell>
          <table:table-cell office:value-type="string" calcext:value-type="string">
            <text:p>1.Finalise the HLD document.</text:p>
            <text:p>2.Finish the individual task's assigned.</text:p>
            <text:p>3.Start preparing LLD document.</text:p>
          </table:table-cell>
          <table:table-cell office:value-type="string" calcext:value-type="string">
            <text:p>1. Modified the HLD document and submitted.</text:p>
            <text:p>2. Individual tasks were in progress</text:p>
            <text:p>3. Started preaparing LLD.</text:p>
          </table:table-cell>
          <table:table-cell table:number-columns-repeated="2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27-04-2013</text:p>
          </table:table-cell>
          <table:table-cell office:value-type="string" calcext:value-type="string">
            <text:p>1. Prepare Event manager document.</text:p>
            <text:p>2. Prepare the functions for each event.</text:p>
          </table:table-cell>
          <table:table-cell office:value-type="string" calcext:value-type="string">
            <text:p>1.Prepared the Event manager document and submited.</text:p>
            <text:p>2.Functions preparation was in progress.</text:p>
          </table:table-cell>
          <table:table-cell table:number-columns-repeated="2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28-04-2013</text:p>
          </table:table-cell>
          <table:table-cell office:value-type="string" calcext:value-type="string">
            <text:p>1.Finalise both HLD and LLD, Event document and all the functions.</text:p>
          </table:table-cell>
          <table:table-cell office:value-type="string" calcext:value-type="string">
            <text:p>1.Finished all the required documents.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13"/>
          <table:table-cell table:style-name="ce14" table:number-columns-repeated="3"/>
        </table:table-row>
        <table:table-row table:style-name="ro9">
          <table:table-cell table:number-columns-repeated="2"/>
          <table:table-cell table:style-name="ce14"/>
          <table:table-cell table:style-name="ce15"/>
          <table:table-cell table:style-name="ce14" table:number-columns-repeated="2"/>
        </table:table-row>
        <table:table-row table:style-name="ro7" table:number-rows-repeated="2">
          <table:table-cell table:number-columns-repeated="2"/>
          <table:table-cell table:style-name="ce14" table:number-columns-repeated="4"/>
        </table:table-row>
        <table:table-row table:style-name="ro7">
          <table:table-cell table:number-columns-repeated="2"/>
          <table:table-cell table:style-name="ce14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9:49:19.865708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8:09:24.010320000</meta:creation-date>
    <meta:editing-duration>P0D</meta:editing-duration>
    <meta:editing-cycles>7</meta:editing-cycles>
    <meta:generator>LibreOffice/4.2.8.2$Linux_x86 LibreOffice_project/420m0$Build-2</meta:generator>
    <dc:date>2016-04-28T19:52:16.512188330</dc:date>
    <meta:document-statistic meta:table-count="2" meta:cell-count="33" meta:object-count="0"/>
  </office:meta>
</office:document-meta>
</file>